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EPE</text:p>
          </table:table-cell>
          <table:table-cell table:style-name="Default" office:value-type="string" calcext:value-type="string">
            <text:p>View</text:p>
          </table:table-cell>
          <table:table-cell office:value-type="string" calcext:value-type="string">
            <text:p>Ed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umn1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Integer</text:p>
          </table:table-cell>
          <table:table-cell office:value-type="boolean" office:boolean-value="2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Date</text:p>
          </table:table-cell>
          <table:table-cell office:value-type="boolean" office:boolean-value="3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Boolean</text:p>
          </table:table-cell>
          <table:table-cell office:value-type="boolean" office:boolean-value="4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Float</text:p>
          </table:table-cell>
          <table:table-cell office:value-type="boolean" office:boolean-value="5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String</text:p>
          </table:table-cell>
          <table:table-cell office:value-type="boolean" office:boolean-value="6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Integer</text:p>
          </table:table-cell>
          <table:table-cell office:value-type="boolean" office:boolean-value="7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Date</text:p>
          </table:table-cell>
          <table:table-cell office:value-type="boolean" office:boolean-value="8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umn9</text:p>
          </table:table-cell>
          <table:table-cell office:value-type="string" calcext:value-type="string">
            <text:p>Boolean</text:p>
          </table:table-cell>
          <table:table-cell office:value-type="boolean" office:boolean-value="9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umn10</text:p>
          </table:table-cell>
          <table:table-cell office:value-type="string" calcext:value-type="string">
            <text:p>String</text:p>
          </table:table-cell>
          <table:table-cell office:value-type="boolean" office:boolean-value="10" calcext:value-type="boolean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03:57:13.245866796</meta:creation-date>
    <dc:date>2020-02-03T04:07:06.682267318</dc:date>
    <meta:editing-duration>PT9M53S</meta:editing-duration>
    <meta:editing-cycles>2</meta:editing-cycles>
    <meta:generator>LibreOffice/5.1.6.2$Linux_X86_64 LibreOffice_project/10m0$Build-2</meta:generator>
    <meta:document-statistic meta:table-count="1" meta:cell-count="49" meta:object-count="0"/>
  </office:meta>
</office:document-meta>
</file>